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7f4" officeooo:paragraph-rsid="000e97f4"/>
    </style:style>
    <style:style style:name="P2" style:family="paragraph" style:parent-style-name="Standard">
      <style:text-properties officeooo:rsid="00106d83" officeooo:paragraph-rsid="00106d83"/>
    </style:style>
    <style:style style:name="P3" style:family="paragraph" style:parent-style-name="Standard">
      <style:text-properties officeooo:rsid="0011f2f3" officeooo:paragraph-rsid="0011f2f3"/>
    </style:style>
    <style:style style:name="T1" style:family="text">
      <style:text-properties officeooo:rsid="0011f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title"/><text:a xlink:type="simple" xlink:href="https://validator.w3.org/" text:style-name="Internet_20_link" text:visited-style-name="Visited_20_Internet_20_Link">Markup Validation Service</text:a></text:h>
      <text:p text:style-name="P1">Para validar ver errores de documentso html</text:p>
      <text:p text:style-name="P2">control a</text:p>
      <text:p text:style-name="P2">boton derecho</text:p>
      <text:p text:style-name="P2">format document para que este todo ordenado</text:p>
      <text:p text:style-name="P3">poniendo html 5 me sale laplantilla de manera automatic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6:51.335610739</meta:creation-date>
    <dc:date>2023-09-21T19:25:42.026006807</dc:date>
    <meta:editing-duration>PT28M20S</meta:editing-duration>
    <meta:editing-cycles>1</meta:editing-cycles>
    <meta:document-statistic meta:table-count="0" meta:image-count="0" meta:object-count="0" meta:page-count="1" meta:paragraph-count="6" meta:word-count="30" meta:character-count="189" meta:non-whitespace-character-count="165"/>
    <meta:generator>LibreOffice/7.3.7.2$Linux_X86_64 LibreOffice_project/30$Build-2</meta:generator>
  </office:meta>
</office:document-meta>
</file>